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2cm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marker-end="Arrow" draw:textarea-vertical-align="middl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xml:id="id2" draw:id="id2" draw:layer="layout" svg:width="4.7cm" svg:height="3.2cm" svg:x="9cm" svg:y="2.3cm">
          <text:p text:style-name="P1"><text:span text:style-name="T1">Class in</text:span></text:p>
          <text:p text:style-name="P1"><text:span text:style-name="T1">Customizing</text:span></text:p>
          <text:p text:style-name="P1"><text:span text:style-name="T1">fold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19cm" svg:height="10.3cm" svg:x="1cm" svg:y="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9.091cm" svg:height="0.962cm" svg:x="1.109cm" svg:y="1.1cm">
          <draw:text-box>
            <text:p>\Cx\Core\Routing\ClassLoader</text:p>
          </draw:text-box>
        </draw:frame>
        <draw:custom-shape draw:style-name="gr1" draw:text-style-name="P1" xml:id="id1" draw:id="id1" draw:layer="layout" svg:width="4.7cm" svg:height="3.2cm" svg:x="1.7cm" svg:y="2.3cm">
          <text:p text:style-name="P1"><text:span text:style-name="T1">Namespace</text:span></text:p>
          <text:p text:style-name="P1"><text:span text:style-name="T1">starts with Cx or</text:span></text:p>
          <text:p text:style-name="P1"><text:span text:style-name="T1">Gedm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6.4cm" svg:y1="3.9cm" svg:x2="9cm" svg:y2="3.9cm" draw:start-shape="id1" draw:start-glue-point="7" draw:end-shape="id2" draw:end-glue-point="5" svg:d="m6400 3900h2600">
          <text:p text:style-name="P2">Yes</text:p>
        </draw:connector>
        <draw:custom-shape draw:style-name="gr1" draw:text-style-name="P2" xml:id="id4" draw:id="id4" draw:layer="layout" svg:width="4cm" svg:height="1.7cm" svg:x="15.8cm" svg:y="9.3cm">
          <text:p text:style-name="P2">Load Class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7cm" svg:height="3.2cm" svg:x="9cm" svg:y="6.5cm">
          <text:p text:style-name="P1"><text:span text:style-name="T1">Class in</text:span></text:p>
          <text:p text:style-name="P1"><text:span text:style-name="T1">Normal directory</text:span></text:p>
          <text:p text:style-name="P1"><text:span text:style-name="T1">structur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11.35cm" svg:y1="5.5cm" svg:x2="11.35cm" svg:y2="6.5cm" draw:start-shape="id2" draw:start-glue-point="6" draw:end-shape="id3" draw:end-glue-point="4" svg:d="m11350 5500v1000">
          <text:p text:style-name="P2">No</text:p>
        </draw:connector>
        <draw:connector draw:style-name="gr4" draw:text-style-name="P2" draw:layer="layout" svg:x1="13.7cm" svg:y1="3.9cm" svg:x2="17.8cm" svg:y2="9.3cm" draw:start-shape="id2" draw:start-glue-point="7" draw:end-shape="id4" draw:end-glue-point="0" svg:d="m13700 3900h4100v5400">
          <text:p text:style-name="P2">Yes</text:p>
        </draw:connector>
        <draw:connector draw:style-name="gr5" draw:text-style-name="P2" draw:layer="layout" svg:x1="13.7cm" svg:y1="8.1cm" svg:x2="17.8cm" svg:y2="9.3cm" draw:start-shape="id3" draw:start-glue-point="7" draw:end-shape="id4" draw:end-glue-point="0" svg:d="m13700 8100h4100v1200">
          <text:p text:style-name="P2">Yes</text:p>
        </draw:connector>
        <draw:custom-shape draw:style-name="gr1" draw:text-style-name="P1" xml:id="id6" draw:id="id6" draw:layer="layout" svg:width="4.7cm" svg:height="3.2cm" svg:x="9cm" svg:y="13.1cm">
          <text:p text:style-name="P1"><text:span text:style-name="T1">Cach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19cm" svg:height="16.9cm" svg:x="1cm" svg:y="11.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1.132cm" svg:height="0.962cm" svg:x="1.109cm" svg:y="11.9cm">
          <draw:text-box>
            <text:p>\Cx\Core\Routing\LegacyClassLoader</text:p>
          </draw:text-box>
        </draw:frame>
        <draw:custom-shape draw:style-name="gr1" draw:text-style-name="P1" xml:id="id5" draw:id="id5" draw:layer="layout" svg:width="4.7cm" svg:height="3.2cm" svg:x="1.7cm" svg:y="13.1cm">
          <text:p text:style-name="P1"><text:span text:style-name="T1">Class is not</text:span><text:span text:style-name="T1"><text:line-break/></text:span><text:span text:style-name="T1">a Doctrine</text:span><text:span text:style-name="T1"><text:line-break/></text:span><text:span text:style-name="T1">cla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6.4cm" svg:y1="14.7cm" svg:x2="9cm" svg:y2="14.7cm" draw:start-shape="id5" draw:start-glue-point="7" draw:end-shape="id6" draw:end-glue-point="5" svg:d="m6400 14700h2600">
          <text:p text:style-name="P2">Yes</text:p>
        </draw:connector>
        <draw:custom-shape draw:style-name="gr1" draw:text-style-name="P2" xml:id="id12" draw:id="id12" draw:layer="layout" svg:width="4cm" svg:height="1.7cm" svg:x="15.555cm" svg:y="26.8cm">
          <text:p text:style-name="P2">Load Class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.7cm" svg:height="3.2cm" svg:x="9cm" svg:y="17.3cm">
          <text:p text:style-name="P1"><text:span text:style-name="T1">Can we</text:span><text:span text:style-name="T1"><text:line-break/></text:span><text:span text:style-name="T1">load class by</text:span><text:span text:style-name="T1"><text:line-break/></text:span><text:span text:style-name="T1">using educated</text:span><text:span text:style-name="T1"><text:line-break/></text:span><text:span text:style-name="T1">guessing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11.35cm" svg:y1="16.3cm" svg:x2="11.35cm" svg:y2="17.3cm" draw:start-shape="id6" draw:start-glue-point="6" draw:end-shape="id7" draw:end-glue-point="4" svg:d="m11350 16300v1000">
          <text:p text:style-name="P2">No</text:p>
        </draw:connector>
        <draw:custom-shape draw:style-name="gr1" draw:text-style-name="P2" xml:id="id8" draw:id="id8" draw:layer="layout" svg:width="4cm" svg:height="1.7cm" svg:x="2.058cm" svg:y="9.4cm">
          <text:p text:style-name="P2">Give up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4.05cm" svg:y1="5.5cm" svg:x2="4.058cm" svg:y2="9.4cm" draw:start-shape="id1" draw:start-glue-point="6" draw:end-shape="id8" draw:end-glue-point="0" svg:d="m4050 5500v1951h8v1949">
          <text:p text:style-name="P2">No</text:p>
        </draw:connector>
        <draw:connector draw:style-name="gr4" draw:text-style-name="P2" draw:layer="layout" svg:x1="11.35cm" svg:y1="9.7cm" svg:x2="6.058cm" svg:y2="10.25cm" draw:start-shape="id3" draw:start-glue-point="6" draw:end-shape="id8" svg:d="m11350 9700v550h-5292">
          <text:p text:style-name="P2">No</text:p>
        </draw:connector>
        <draw:custom-shape draw:style-name="gr1" draw:text-style-name="P2" xml:id="id9" draw:id="id9" draw:layer="layout" svg:width="4cm" svg:height="1.7cm" svg:x="2.058cm" svg:y="24.4cm">
          <text:p text:style-name="P2">Give up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4.05cm" svg:y1="16.3cm" svg:x2="4.058cm" svg:y2="24.4cm" draw:start-shape="id5" draw:start-glue-point="6" draw:end-shape="id9" draw:end-glue-point="0" svg:d="m4050 16300v4051h8v4049">
          <text:p text:style-name="P2">No</text:p>
        </draw:connector>
        <draw:custom-shape draw:style-name="gr1" draw:text-style-name="P1" xml:id="id10" draw:id="id10" draw:layer="layout" svg:width="4.7cm" svg:height="3.2cm" svg:x="9cm" svg:y="21.5cm">
          <text:p text:style-name="P1"><text:span text:style-name="T1">glob()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11.35cm" svg:y1="20.5cm" svg:x2="11.35cm" svg:y2="21.5cm" draw:start-shape="id7" draw:start-glue-point="6" draw:end-shape="id10" draw:end-glue-point="4" svg:d="m11350 20500v1000">
          <text:p text:style-name="P2">No</text:p>
        </draw:connector>
        <draw:connector draw:style-name="gr5" draw:text-style-name="P2" draw:layer="layout" svg:x1="11.35cm" svg:y1="24.7cm" svg:x2="6.058cm" svg:y2="25.25cm" draw:start-shape="id10" draw:start-glue-point="6" draw:end-shape="id9" draw:end-glue-point="1" svg:d="m11350 24700v550h-5292">
          <text:p text:style-name="P2">No</text:p>
        </draw:connector>
        <draw:custom-shape draw:style-name="gr1" draw:text-style-name="P1" xml:id="id11" draw:id="id11" draw:layer="layout" svg:width="4.7cm" svg:height="3.2cm" svg:x="15.2cm" svg:y="17.3cm">
          <text:p text:style-name="P1"><text:span text:style-name="T1">Load from</text:span><text:span text:style-name="T1"><text:line-break/></text:span><text:span text:style-name="T1">customizing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svg:x1="17.55cm" svg:y1="20.5cm" svg:x2="17.555cm" svg:y2="26.8cm" draw:start-shape="id11" draw:start-glue-point="6" draw:end-shape="id12" draw:end-glue-point="0" svg:d="m17550 20500v3151h5v3149">
          <text:p/>
        </draw:connector>
        <draw:connector draw:style-name="gr4" draw:text-style-name="P2" draw:layer="layout" svg:x1="13.7cm" svg:y1="14.7cm" svg:x2="17.55cm" svg:y2="17.3cm" draw:start-shape="id6" draw:start-glue-point="7" draw:end-shape="id11" draw:end-glue-point="4" svg:d="m13700 14700h3850v2600">
          <text:p text:style-name="P2">Yes</text:p>
        </draw:connector>
        <draw:connector draw:style-name="gr4" draw:text-style-name="P2" draw:layer="layout" svg:x1="13.7cm" svg:y1="18.9cm" svg:x2="15.2cm" svg:y2="18.9cm" draw:start-shape="id7" draw:start-glue-point="7" draw:end-shape="id11" svg:d="m13700 18900h1500">
          <text:p text:style-name="P2">Yes</text:p>
        </draw:connector>
        <draw:connector draw:style-name="gr4" draw:text-style-name="P2" draw:layer="layout" svg:x1="13.7cm" svg:y1="23.1cm" svg:x2="17.555cm" svg:y2="26.8cm" draw:start-shape="id10" draw:start-glue-point="7" draw:end-shape="id12" draw:end-glue-point="0" svg:d="m13700 23100h3855v3700">
          <text:p text:style-name="P2">Yes</text:p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el Ritter</meta:initial-creator>
    <meta:creation-date>2012-10-16T14:31:04</meta:creation-date>
    <dc:date>2012-10-16T15:00:33</dc:date>
    <dc:creator>Michael Ritter</dc:creator>
    <meta:editing-duration>PT29M31S</meta:editing-duration>
    <meta:editing-cycles>4</meta:editing-cycles>
    <meta:generator>LibreOffice/3.4$Unix LibreOffice_project/340m1$Build-402</meta:generator>
    <meta:printed-by>Michael Ritter</meta:printed-by>
    <meta:print-date>2012-10-16T14:58:01</meta:print-date>
    <meta:document-statistic meta:object-count="31"/>
  </office:meta>
</office:document-meta>
</file>